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T1" style:family="text">
      <style:text-properties officeooo:rsid="0010be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Open Methodology &amp; Documentation</text:p>
      <text:p text:style-name="P1">Clear Research Protocol:</text:p>
      <text:p text:style-name="P1">Are the research questions, hypotheses, and methodology explicitly stated?</text:p>
      <text:p text:style-name="P1"/>
      <text:p text:style-name="P1">Is there a step-by-step description of the experimental design?</text:p>
      <text:p text:style-name="P1"/>
      <text:p text:style-name="P1">Detailed README File:</text:p>
      <text:p text:style-name="P1">Does the paper or supplementary materials include a README explaining how to reproduce the study?</text:p>
      <text:p text:style-name="P1"/>
      <text:p text:style-name="P1">2. Data Accessibility &amp; Transparency</text:p>
      <text:p text:style-name="P1">Open Data:</text:p>
      <text:p text:style-name="P1">Are the raw or processed datasets publicly available?</text:p>
      <text:p text:style-name="P1"/>
      <text:p text:style-name="P1">If data cannot be shared, is there a clear justification (e.g., privacy concerns)?</text:p>
      <text:p text:style-name="P1"/>
      <text:p text:style-name="P1">Data Documentation:</text:p>
      <text:p text:style-name="P1">Is there a data dictionary or codebook explaining variables, formats, and preprocessing steps?</text:p>
      <text:p text:style-name="P1"/>
      <text:p text:style-name="P1">Are data collection methods (e.g., surveys, sensors, LMS logs) fully described?</text:p>
      <text:p text:style-name="P1"/>
      <text:p text:style-name="P1">FAIR Compliance:</text:p>
      <text:p text:style-name="P1">Is the data Findable (DOI or persistent identifier)?</text:p>
      <text:p text:style-name="P1">Is it Accessible (open license, no paywalls)?</text:p>
      <text:p text:style-name="P1">Is it Interoperable (standardized formats like CSV, JSON)?</text:p>
      <text:p text:style-name="P1">Is it Reusable (clear licensing, metadata)?</text:p>
      <text:p text:style-name="P1"/>
      <text:p text:style-name="P1">3. Code &amp; Software Availability</text:p>
      <text:p text:style-name="P1">Open Source Code:</text:p>
      <text:p text:style-name="P1">Is the analysis code (Python, R, etc.) shared in a repository (GitHub, GitLab)?</text:p>
      <text:p text:style-name="P1"/>
      <text:p text:style-name="P1">Are scripts for data cleaning, analysis, and visualization included?</text:p>
      <text:p text:style-name="P1"/>
      <text:p text:style-name="P1">Version Control &amp; Dependencies:</text:p>
      <text:p text:style-name="P1">Are software versions (e.g., Python 3.10, TensorFlow 2.12) documented?</text:p>
      <text:p text:style-name="P1"/>
      <text:p text:style-name="P1">Is there a requirements.txt, environment.yml, or Dockerfile for reproducibility?</text:p>
      <text:p text:style-name="P1"/>
      <text:p text:style-name="P1">Deterministic Execution:</text:p>
      <text:p text:style-name="P1">If randomness is involved (e.g., ML training), are random seeds fixed and reported?</text:p>
      <text:p text:style-name="P1"/>
      <text:p text:style-name="P1">4. Replicability of Analysis</text:p>
      <text:p text:style-name="P1">Reproducible Workflow:</text:p>
      <text:p text:style-name="P1">Can the analysis be rerun with the provided code and data?</text:p>
      <text:p text:style-name="P1"/>
      <text:p text:style-name="P1"><text:span text:style-name="T1">T</text:span>ransparent Statistical Methods:</text:p>
      <text:p text:style-name="P1">Are statistical tests, models, and assumptions clearly described?</text:p>
      <text:p text:style-name="P1">Are effect sizes, confidence intervals, and p-values reported (not just significance)?</text:p>
      <text:p text:style-name="P1"><text:soft-page-break/></text:p>
      <text:p text:style-name="P1">Alternative Implementations Tested:</text:p>
      <text:p text:style-name="P1">If applicable, does the study test robustness by varying methods (e.g., different ML models)?</text:p>
      <text:p text:style-name="P1"/>
      <text:p text:style-name="P1">5. Results &amp; Interpretation</text:p>
      <text:p text:style-name="P1">Same Conclusions Possible:</text:p>
      <text:p text:style-name="P1">Can an independent researcher reach similar conclusions using the same data and methods?</text:p>
      <text:p text:style-name="P1">Are limitations and potential biases discussed?</text:p>
      <text:p text:style-name="P1"/>
      <text:p text:style-name="P1">Negative Results Reported:</text:p>
      <text:p text:style-name="P1">Are non-significant or contradictory findings included (avoiding publication bias)?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09:56:47.197000000</meta:creation-date>
    <dc:date>2025-05-09T11:28:28.263000000</dc:date>
    <meta:editing-duration>PT17M1S</meta:editing-duration>
    <meta:editing-cycles>9</meta:editing-cycles>
    <meta:generator>LibreOffice/24.8.6.2$Windows_X86_64 LibreOffice_project/6d98ba145e9a8a39fc57bcc76981d1fb1316c60c</meta:generator>
    <meta:print-date>2025-05-09T10:04:34.571000000</meta:print-date>
    <meta:printed-by>PDF files</meta:printed-by>
    <meta:document-statistic meta:table-count="0" meta:image-count="0" meta:object-count="0" meta:page-count="2" meta:paragraph-count="41" meta:word-count="290" meta:character-count="2100" meta:non-whitespace-character-count="1851"/>
  </office:meta>
</office:document-meta>
</file>